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33" draw:textarea-horizontal-align="justify" draw:textarea-vertical-align="middle" draw:auto-grow-height="false" fo:min-height="0.739cm" fo:min-width="0.489cm"/>
    </style:style>
    <style:style style:name="gr2" style:family="graphic" style:parent-style-name="standard">
      <style:graphic-properties draw:fill-color="#9999ff" draw:textarea-horizontal-align="justify" draw:textarea-vertical-align="middle" draw:auto-grow-height="false" fo:min-height="0.739cm" fo:min-width="0.489cm"/>
    </style:style>
    <style:style style:name="gr3" style:family="graphic" style:parent-style-name="standard">
      <style:graphic-properties draw:fill="gradient" draw:fill-gradient-name="Tango_20_Green" draw:gradient-step-count="0" draw:textarea-horizontal-align="justify" draw:textarea-vertical-align="middle" draw:auto-grow-height="false" fo:min-height="0.739cm" fo:min-width="0.489cm"/>
    </style:style>
    <style:style style:name="gr4" style:family="graphic" style:parent-style-name="objectwithoutfill">
      <style:graphic-properties draw:marker-end="Arrow" draw:marker-end-width="0.3cm" draw:fill="none" draw:fill-color="#99ff33" draw:textarea-vertical-align="midd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.668cm" fo:min-width="2.196cm"/>
    </style:style>
    <style:style style:name="gr6" style:family="graphic" style:parent-style-name="standard">
      <style:graphic-properties draw:textarea-horizontal-align="justify" draw:textarea-vertical-align="middle" draw:auto-grow-height="false" fo:min-height="1.277cm" fo:min-width="2.016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99ff33"/>
      <style:paragraph-properties fo:text-align="center"/>
      <style:text-properties fo:font-size="18pt"/>
    </style:style>
    <style:style style:name="P3" style:family="paragraph">
      <loext:graphic-properties draw:fill-color="#9999ff"/>
      <style:paragraph-properties fo:text-align="center"/>
      <style:text-properties fo:font-size="18pt"/>
    </style:style>
    <style:style style:name="P4" style:family="paragraph">
      <loext:graphic-properties draw:fill="gradient" draw:fill-gradient-name="Tango_20_Green" draw:gradient-step-count="0"/>
      <style:paragraph-properties fo:text-align="center"/>
    </style:style>
    <style:style style:name="P5" style:family="paragraph">
      <loext:graphic-properties draw:fill="none" draw:fill-color="#99ff33"/>
      <style:paragraph-properties fo:text-align="center"/>
    </style:style>
    <style:style style:name="P6" style:family="paragraph">
      <loext:graphic-properties draw:fill-color="#ffff99"/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97cm" svg:height="1.397cm" svg:x="0.343cm" svg:y="7.263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397cm" svg:x="9.525cm" svg:y="7.236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397cm" svg:height="1.397cm" svg:x="15.875cm" svg:y="7.236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397cm" svg:height="1.397cm" svg:x="3.598cm" svg:y="3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397cm" svg:height="1.397cm" svg:x="3.772cm" svg:y="10.846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397cm" svg:x="10.249cm" svg:y="10.819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397cm" svg:height="1.397cm" svg:x="6.82cm" svg:y="7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7.601cm" svg:y1="2.167cm" svg:x2="4.807cm" svg:y2="4.072cm">
          <text:p/>
        </draw:line>
        <draw:line draw:style-name="gr4" draw:text-style-name="P5" draw:layer="layout" svg:x1="10.014cm" svg:y1="2.167cm" svg:x2="12.681cm" svg:y2="4.072cm">
          <text:p/>
        </draw:line>
        <draw:line draw:style-name="gr4" draw:text-style-name="P5" draw:layer="layout" svg:x1="3.791cm" svg:y1="5.088cm" svg:x2="1.251cm" svg:y2="7.247cm">
          <text:p/>
        </draw:line>
        <draw:line draw:style-name="gr4" draw:text-style-name="P5" draw:layer="layout" svg:x1="4.807cm" svg:y1="5.088cm" svg:x2="7.093cm" svg:y2="7.247cm">
          <text:p/>
        </draw:line>
        <draw:line draw:style-name="gr4" draw:text-style-name="P5" draw:layer="layout" svg:x1="12.808cm" svg:y1="5.088cm" svg:x2="10.522cm" svg:y2="7.247cm">
          <text:p/>
        </draw:line>
        <draw:line draw:style-name="gr4" draw:text-style-name="P5" draw:layer="layout" svg:x1="13.697cm" svg:y1="5.088cm" svg:x2="16.237cm" svg:y2="7.247cm">
          <text:p/>
        </draw:line>
        <draw:line draw:style-name="gr4" draw:text-style-name="P5" draw:layer="layout" svg:x1="6.966cm" svg:y1="8.263cm" svg:x2="4.68cm" svg:y2="10.803cm">
          <text:p/>
        </draw:line>
        <draw:line draw:style-name="gr4" draw:text-style-name="P5" draw:layer="layout" svg:x1="8.109cm" svg:y1="8.263cm" svg:x2="10.649cm" svg:y2="10.803cm">
          <text:p/>
        </draw:line>
        <draw:custom-shape draw:style-name="gr5" draw:text-style-name="P6" draw:layer="layout" svg:width="2.794cm" svg:height="1.016cm" svg:x="5.014cm" svg:y="2.529cm">
          <text:p text:style-name="P1"><text:span text:style-name="T1">var1 &lt;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794cm" svg:height="1.016cm" svg:x="9.713cm" svg:y="2.529cm">
          <text:p text:style-name="P1"><text:span text:style-name="T1">var1 &gt;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556cm" svg:height="2.159cm" svg:x="6.982cm" svg:y="0.389cm">
          <text:p text:style-name="P1"><text:span text:style-name="T1">Root 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794cm" svg:height="1.016cm" svg:x="1.105cm" svg:y="5.558cm">
          <text:p text:style-name="P1"><text:span text:style-name="T1">var2 &lt;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794cm" svg:height="1.016cm" svg:x="4.614cm" svg:y="5.558cm">
          <text:p text:style-name="P1"><text:span text:style-name="T1">var2 &gt;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794cm" svg:height="1.016cm" svg:x="10.213cm" svg:y="5.558cm">
          <text:p text:style-name="P1"><text:span text:style-name="T1">var3 &lt;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794cm" svg:height="1.016cm" svg:x="13.612cm" svg:y="5.558cm">
          <text:p text:style-name="P1"><text:span text:style-name="T1">var3 &gt;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794cm" svg:height="1.016cm" svg:x="4.454cm" svg:y="8.895cm">
          <text:p text:style-name="P1"><text:span text:style-name="T1">var4 &lt;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794cm" svg:height="1.016cm" svg:x="7.963cm" svg:y="8.895cm">
          <text:p text:style-name="P1"><text:span text:style-name="T1">var4 &gt;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397cm" svg:height="1.397cm" svg:x="12.526cm" svg:y="3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Tango_20_Green" draw:display-name="Tango Green" draw:style="linear" draw:start-color="#99ff33" draw:end-color="#9999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d32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3cm" fo:margin-left="0.254cm" fo:margin-right="0.254cm" fo:page-width="17.72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8T21:07:09.404205158</meta:creation-date>
    <dc:date>2017-10-12T10:50:42.443692256</dc:date>
    <meta:editing-duration>PT47M42S</meta:editing-duration>
    <meta:editing-cycles>15</meta:editing-cycles>
    <meta:generator>LibreOffice/5.4.1.2.0$Linux_X86_64 LibreOffice_project/40m0$Build-2</meta:generator>
    <meta:document-statistic meta:object-count="25"/>
  </office:meta>
</office:document-meta>
</file>